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color="#ffd428" draw:textarea-horizontal-align="justify" draw:textarea-vertical-align="middle" draw:auto-grow-height="false" fo:min-height="4.576cm" fo:min-width="7.882cm"/>
    </style:style>
    <style:style style:name="gr2" style:family="graphic" style:parent-style-name="standard">
      <style:graphic-properties svg:stroke-color="#00a933" draw:fill-color="#00a933" draw:textarea-horizontal-align="justify" draw:textarea-vertical-align="middle" draw:auto-grow-height="false" fo:min-height="1.188cm" fo:min-width="1.027cm"/>
      <style:paragraph-properties style:writing-mode="lr-tb"/>
    </style:style>
    <style:style style:name="gr3" style:family="graphic" style:parent-style-name="standard">
      <style:graphic-properties draw:stroke="none" svg:stroke-color="#000000" draw:fill="none" draw:fill-color="#ffffff" fo:min-height="0.509cm"/>
      <style:paragraph-properties style:writing-mode="lr-tb"/>
    </style:style>
    <style:style style:name="gr4" style:family="graphic" style:parent-style-name="objectwithoutfill">
      <style:graphic-properties draw:fill="solid" draw:fill-color="#ffbf00" draw:textarea-vertical-align="middle"/>
    </style:style>
    <style:style style:name="gr5" style:family="graphic" style:parent-style-name="objectwithoutfill">
      <style:graphic-properties draw:fill="solid" draw:textarea-vertical-align="middle"/>
    </style:style>
    <style:style style:name="gr6" style:family="graphic" style:parent-style-name="standard">
      <style:graphic-properties draw:textarea-horizontal-align="justify" draw:textarea-vertical-align="middle" draw:auto-grow-height="false" fo:min-height="0cm" fo:min-width="0.578cm"/>
    </style:style>
    <style:style style:name="gr7" style:family="graphic" style:parent-style-name="standard">
      <style:graphic-properties svg:stroke-width="0.053cm" draw:marker-start="" draw:marker-start-width="0.379cm" draw:marker-end="Arrow" draw:marker-end-width="0.379cm" draw:textarea-vertical-align="middle" fo:padding-top="0.151cm" fo:padding-bottom="0.151cm" fo:padding-left="0.276cm" fo:padding-right="0.276cm"/>
    </style:style>
    <style:style style:name="gr8" style:family="graphic" style:parent-style-name="objectwithoutfill">
      <style:graphic-properties svg:stroke-width="0.053cm" draw:marker-start-width="0.279cm" draw:marker-end="Arrow" draw:marker-end-width="0.379cm" draw:fill="solid" draw:textarea-vertical-align="middle" fo:padding-top="0.151cm" fo:padding-bottom="0.151cm" fo:padding-left="0.276cm" fo:padding-right="0.276cm"/>
    </style:style>
    <style:style style:name="gr9" style:family="graphic" style:parent-style-name="standard">
      <style:graphic-properties svg:stroke-color="#ff8000" draw:fill-color="#ffbf00" draw:textarea-horizontal-align="justify" draw:textarea-vertical-align="middle" draw:auto-grow-height="false" fo:min-height="0.385cm" fo:min-width="7.247cm"/>
      <style:paragraph-properties style:writing-mode="lr-tb"/>
    </style:style>
    <style:style style:name="gr10" style:family="graphic" style:parent-style-name="standard">
      <style:graphic-properties svg:stroke-color="#00a933" draw:fill-color="#00a933" draw:textarea-horizontal-align="justify" draw:textarea-vertical-align="middle" draw:auto-grow-height="false" fo:min-height="0.385cm" fo:min-width="7.247cm"/>
      <style:paragraph-properties style:writing-mode="lr-tb"/>
    </style:style>
    <style:style style:name="gr11" style:family="graphic" style:parent-style-name="standard">
      <style:graphic-properties draw:fill-color="#5eb91e" draw:textarea-horizontal-align="justify" draw:textarea-vertical-align="middle" draw:auto-grow-height="false" fo:min-height="3.179cm" fo:min-width="1.913cm"/>
      <style:paragraph-properties style:writing-mode="lr-tb"/>
    </style:style>
    <style:style style:name="gr12" style:family="graphic" style:parent-style-name="objectwithoutfill">
      <style:graphic-properties svg:stroke-width="0.212cm" svg:stroke-color="#ffbf00" draw:marker-start-width="0.518cm" draw:marker-end="" draw:marker-end-width="0.518cm" draw:fill="solid" draw:textarea-vertical-align="middle" fo:padding-top="0.231cm" fo:padding-bottom="0.231cm" fo:padding-left="0.356cm" fo:padding-right="0.356cm"/>
    </style:style>
    <style:style style:name="gr13" style:family="graphic" style:parent-style-name="objectwithoutfill">
      <style:graphic-properties svg:stroke-width="0.212cm" svg:stroke-color="#00a933" draw:marker-start-width="0.518cm" draw:marker-end-width="0.518cm" draw:fill="solid" draw:textarea-vertical-align="middle" fo:padding-top="0.231cm" fo:padding-bottom="0.231cm" fo:padding-left="0.356cm" fo:padding-right="0.356cm"/>
    </style:style>
    <style:style style:name="gr14" style:family="graphic" style:parent-style-name="objectwithoutfill">
      <style:graphic-properties svg:stroke-width="0.053cm" svg:stroke-color="#ff4000" draw:marker-start-width="0.279cm" draw:marker-end="Symmetric_20_Arrow" draw:marker-end-width="0.279cm" draw:fill="solid" draw:textarea-vertical-align="middle" fo:padding-top="0.151cm" fo:padding-bottom="0.151cm" fo:padding-left="0.276cm" fo:padding-right="0.276cm"/>
    </style:style>
    <style:style style:name="gr15" style:family="graphic" style:parent-style-name="objectwithoutfill">
      <style:graphic-properties svg:stroke-width="0.053cm" draw:marker-start-width="0.279cm" draw:marker-end="Symmetric_20_Arrow" draw:marker-end-width="0.279cm" draw:fill="solid" draw:textarea-vertical-align="middle" fo:padding-top="0.151cm" fo:padding-bottom="0.151cm" fo:padding-left="0.276cm" fo:padding-right="0.276cm"/>
    </style:style>
    <style:style style:name="gr16" style:family="graphic" style:parent-style-name="standard">
      <style:graphic-properties svg:stroke-color="#ffbf00" draw:fill-color="#ffd428" draw:textarea-horizontal-align="justify" draw:textarea-vertical-align="middle" draw:auto-grow-height="false" fo:min-height="2.036cm" fo:min-width="3.056cm"/>
      <style:paragraph-properties style:writing-mode="lr-tb"/>
    </style:style>
    <style:style style:name="gr17" style:family="graphic" style:parent-style-name="objectwithoutfill">
      <style:graphic-properties svg:stroke-width="0.159cm" svg:stroke-color="#ffbf00" draw:marker-start-width="0.438cm" draw:marker-end-width="0.438cm" draw:fill="solid" draw:textarea-vertical-align="middle" fo:padding-top="0.204cm" fo:padding-bottom="0.204cm" fo:padding-left="0.329cm" fo:padding-right="0.329cm"/>
    </style:style>
    <style:style style:name="gr18" style:family="graphic" style:parent-style-name="objectwithoutfill">
      <style:graphic-properties svg:stroke-width="0.159cm" svg:stroke-color="#00a933" draw:marker-start-width="0.438cm" draw:marker-end-width="0.438cm" draw:fill="solid" draw:textarea-vertical-align="middle" fo:padding-top="0.204cm" fo:padding-bottom="0.204cm" fo:padding-left="0.329cm" fo:padding-right="0.329cm"/>
    </style:style>
    <style:style style:name="gr19" style:family="graphic" style:parent-style-name="standard">
      <style:graphic-properties svg:stroke-color="#ffbf00" draw:fill-color="#ffd428" draw:textarea-horizontal-align="justify" draw:textarea-vertical-align="middle" draw:auto-grow-height="false" fo:min-height="2.417cm" fo:min-width="2.929cm"/>
      <style:paragraph-properties style:writing-mode="lr-tb"/>
    </style:style>
    <style:style style:name="gr20" style:family="graphic" style:parent-style-name="objectwithoutfill">
      <style:graphic-properties svg:stroke-width="0.159cm" svg:stroke-color="#00a933" draw:marker-start-width="0.439cm" draw:marker-end-width="0.439cm" draw:fill="solid" draw:textarea-vertical-align="middle" fo:padding-top="0.205cm" fo:padding-bottom="0.205cm" fo:padding-left="0.33cm" fo:padding-right="0.33cm"/>
    </style:style>
    <style:style style:name="gr21" style:family="graphic" style:parent-style-name="standard">
      <style:graphic-properties svg:stroke-color="#ff0000" draw:fill-color="#ff0000" draw:textarea-horizontal-align="justify" draw:textarea-vertical-align="middle" draw:auto-grow-height="false" fo:min-height="0.512cm" fo:min-width="1.405cm"/>
      <style:paragraph-properties style:writing-mode="lr-tb"/>
    </style:style>
    <style:style style:name="gr22" style:family="graphic" style:parent-style-name="standard">
      <style:graphic-properties svg:stroke-color="#ff0000" draw:fill-color="#ff0000" draw:textarea-horizontal-align="justify" draw:textarea-vertical-align="middle" draw:auto-grow-height="false" fo:min-height="2.624cm" fo:min-width="2.465cm"/>
    </style:style>
    <style:style style:name="gr23" style:family="graphic" style:parent-style-name="standard">
      <style:graphic-properties svg:stroke-color="#ff0000" draw:fill-color="#ff0000" draw:textarea-horizontal-align="justify" draw:textarea-vertical-align="middle" draw:auto-grow-height="false" fo:min-height="0.529cm" fo:min-width="3.017cm"/>
      <style:paragraph-properties style:writing-mode="lr-tb"/>
    </style:style>
    <style:style style:name="gr24" style:family="graphic" style:parent-style-name="standard">
      <style:graphic-properties svg:stroke-color="#ffbf00" draw:fill-color="#ffbf00" draw:textarea-horizontal-align="justify" draw:textarea-vertical-align="middle" draw:auto-grow-height="false" fo:min-height="2.086cm" fo:min-width="1.836cm"/>
      <style:paragraph-properties style:writing-mode="lr-tb"/>
    </style:style>
    <style:style style:name="gr25" style:family="graphic" style:parent-style-name="objectwithoutfill">
      <style:graphic-properties svg:stroke-color="#ff0000" draw:marker-end="Arrow" draw:marker-end-width="0.3cm" draw:fill="solid" draw:textarea-vertical-align="middle"/>
    </style:style>
    <style:style style:name="gr26" style:family="graphic" style:parent-style-name="standard" style:list-style-name="L1">
      <style:graphic-properties svg:stroke-color="#ffbf00" draw:fill-color="#ffbf00" draw:textarea-horizontal-align="justify" draw:textarea-vertical-align="middle" draw:auto-grow-height="false" fo:min-height="2.086cm" fo:min-width="1.836cm"/>
      <style:paragraph-properties style:writing-mode="lr-tb"/>
    </style:style>
    <style:style style:name="P1" style:family="paragraph">
      <loext:graphic-properties draw:fill-color="#ffd428"/>
      <style:paragraph-properties fo:text-align="center"/>
    </style:style>
    <style:style style:name="P2" style:family="paragraph">
      <style:paragraph-properties fo:text-align="center" style:writing-mode="lr-tb"/>
    </style:style>
    <style:style style:name="P3" style:family="paragraph">
      <loext:graphic-properties draw:fill-color="#00a933"/>
      <style:paragraph-properties fo:text-align="center" style:writing-mode="lr-tb"/>
    </style:style>
    <style:style style:name="P4" style:family="paragraph">
      <loext:graphic-properties draw:fill="none" draw:fill-color="#ffffff"/>
      <style:paragraph-properties style:writing-mode="lr-tb"/>
      <style:text-properties fo:font-size="10pt" style:font-size-asian="10pt" style:font-size-complex="10pt"/>
    </style:style>
    <style:style style:name="P5" style:family="paragraph">
      <loext:graphic-properties draw:fill="solid" draw:fill-color="#ffbf00"/>
      <style:paragraph-properties fo:text-align="center"/>
    </style:style>
    <style:style style:name="P6" style:family="paragraph">
      <loext:graphic-properties draw:fill="solid"/>
      <style:paragraph-properties fo:text-align="center"/>
    </style:style>
    <style:style style:name="P7" style:family="paragraph">
      <style:paragraph-properties fo:text-align="center"/>
    </style:style>
    <style:style style:name="P8" style:family="paragraph">
      <style:paragraph-properties fo:text-align="center" style:writing-mode="lr-tb"/>
      <style:text-properties fo:font-size="13pt" style:font-size-asian="13pt" style:font-size-complex="13pt"/>
    </style:style>
    <style:style style:name="P9" style:family="paragraph">
      <loext:graphic-properties draw:fill-color="#ffbf00"/>
      <style:paragraph-properties fo:text-align="center" style:writing-mode="lr-tb"/>
      <style:text-properties fo:font-size="13pt" style:font-size-asian="13pt" style:font-size-complex="13pt"/>
    </style:style>
    <style:style style:name="P10" style:family="paragraph">
      <loext:graphic-properties draw:fill-color="#00a933"/>
      <style:paragraph-properties fo:text-align="center" style:writing-mode="lr-tb"/>
      <style:text-properties fo:font-size="13pt" style:font-size-asian="13pt" style:font-size-complex="13pt"/>
    </style:style>
    <style:style style:name="P11" style:family="paragraph">
      <style:paragraph-properties fo:text-align="center" style:writing-mode="lr-tb"/>
      <style:text-properties fo:font-size="14pt" style:font-size-asian="14pt" style:font-size-complex="14pt"/>
    </style:style>
    <style:style style:name="P12" style:family="paragraph">
      <loext:graphic-properties draw:fill-color="#5eb91e"/>
      <style:paragraph-properties fo:text-align="center" style:writing-mode="lr-tb"/>
      <style:text-properties fo:font-size="14pt" style:font-size-asian="14pt" style:font-size-complex="14pt"/>
    </style:style>
    <style:style style:name="P13" style:family="paragraph">
      <loext:graphic-properties draw:fill-color="#ffd428"/>
      <style:paragraph-properties fo:text-align="center" style:writing-mode="lr-tb"/>
      <style:text-properties fo:font-size="14pt" style:font-size-asian="14pt" style:font-size-complex="14pt"/>
    </style:style>
    <style:style style:name="P14" style:family="paragraph">
      <style:paragraph-properties fo:text-align="center" style:writing-mode="lr-tb"/>
      <style:text-properties fo:font-size="11pt" style:font-size-asian="11pt" style:font-size-complex="11pt"/>
    </style:style>
    <style:style style:name="P15" style:family="paragraph">
      <loext:graphic-properties draw:fill-color="#ff0000"/>
      <style:paragraph-properties fo:text-align="center" style:writing-mode="lr-tb"/>
      <style:text-properties fo:font-size="11pt" style:font-size-asian="11pt" style:font-size-complex="11pt"/>
    </style:style>
    <style:style style:name="P16" style:family="paragraph">
      <loext:graphic-properties draw:fill-color="#ff0000"/>
      <style:paragraph-properties fo:text-align="center"/>
    </style:style>
    <style:style style:name="P17" style:family="paragraph">
      <style:paragraph-properties fo:margin-left="0cm" fo:margin-right="0cm" fo:margin-top="0cm" fo:margin-bottom="0cm" fo:line-height="100%" fo:text-align="center" fo:text-indent="0cm" style:writing-mode="lr-tb"/>
    </style:style>
    <style:style style:name="P18" style:family="paragraph">
      <loext:graphic-properties draw:fill-color="#ffbf00"/>
      <style:paragraph-properties fo:text-align="center"/>
    </style:style>
    <style:style style:name="P19" style:family="paragraph">
      <loext:graphic-properties draw:fill-color="#ffbf00"/>
      <style:paragraph-properties fo:margin-left="0cm" fo:margin-right="0cm" fo:margin-top="0cm" fo:margin-bottom="0cm" fo:line-height="100%" fo:text-align="center" fo:text-indent="0cm" style:writing-mode="lr-tb"/>
    </style:style>
    <style:style style:name="T1" style:family="text">
      <style:text-properties fo:font-size="10pt" style:font-size-asian="10pt" style:font-size-complex="10pt"/>
    </style:style>
    <style:style style:name="T2" style:family="text">
      <style:text-properties fo:font-size="13pt" style:font-size-asian="13pt" style:font-size-complex="13pt"/>
    </style:style>
    <style:style style:name="T3" style:family="text">
      <style:text-properties fo:font-size="14pt" style:font-size-asian="14pt" style:font-size-complex="14pt"/>
    </style:style>
    <style:style style:name="T4"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8.382cm" svg:height="4.826cm" svg:x="3.54cm" svg:y="8.239cm">
          <text:p/>
          <draw:enhanced-geometry svg:viewBox="0 0 21600 21600" draw:type="rectangle" draw:enhanced-path="M 0 0 L 21600 0 21600 21600 0 21600 0 0 Z N"/>
        </draw:custom-shape>
        <draw:custom-shape draw:style-name="gr2" draw:text-style-name="P3" draw:layer="layout" svg:width="2.159cm" svg:height="2.032cm" svg:x="9.255cm" svg:y="10.906cm">
          <text:p text:style-name="P2">電池</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4" draw:layer="layout" svg:width="4.826cm" svg:height="0.759cm" svg:x="4.937cm" svg:y="13.192cm">
          <draw:text-box>
            <text:p><text:span text:style-name="T1">電池模塊，內充不可燃氣體</text:span></text:p>
          </draw:text-box>
        </draw:frame>
        <draw:custom-shape draw:style-name="gr2" draw:text-style-name="P3" draw:layer="layout" svg:width="2.159cm" svg:height="2.032cm" svg:x="3.921cm" svg:y="8.366cm">
          <text:p text:style-name="P2">電池</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2.159cm" svg:height="2.032cm" svg:x="6.588cm" svg:y="8.493cm">
          <text:p text:style-name="P2">電池</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2.159cm" svg:height="2.032cm" svg:x="9.382cm" svg:y="8.366cm">
          <text:p text:style-name="P2">電池</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2.159cm" svg:height="2.032cm" svg:x="3.921cm" svg:y="10.779cm">
          <text:p text:style-name="P2">電池</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2.159cm" svg:height="2.032cm" svg:x="6.588cm" svg:y="10.906cm">
          <text:p text:style-name="P2">電池</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4" draw:text-style-name="P5" draw:layer="layout" svg:width="10.077cm" svg:height="2.943cm" draw:transform="rotate (0.358839694210034) translate (3.54cm 8.239cm)" svg:viewBox="0 0 10078 2944" draw:points="0,0 3255,0 10078,2424 7848,2944">
          <text:p/>
        </draw:polygon>
        <draw:polygon draw:style-name="gr4" draw:text-style-name="P5" draw:layer="layout" svg:width="6.095cm" svg:height="1.904cm" draw:transform="rotate (-1.5707963267949) translate (13.827cm 6.969cm)" svg:viewBox="0 0 6096 1905" draw:points="0,0 3810,0 6096,1905 1270,1905">
          <text:p/>
        </draw:polygon>
        <draw:polygon draw:style-name="gr5" draw:text-style-name="P6" draw:layer="layout" svg:width="1.777cm" svg:height="1.523cm" draw:transform="rotate (1.5707963267949) translate (5.826cm 7.731cm)" svg:viewBox="0 0 1778 1524" draw:points="0,0 1778,0 1778,1524 0,1524">
          <text:p/>
        </draw:polygon>
        <draw:custom-shape draw:style-name="gr6" draw:text-style-name="P7" draw:layer="layout" svg:width="1.524cm" svg:height="0.254cm" svg:x="5.826cm" svg:y="5.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524cm" svg:height="0.254cm" svg:x="5.826cm" svg:y="7.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5" draw:text-style-name="P6" draw:layer="layout" svg:width="1.777cm" svg:height="1.523cm" draw:transform="rotate (1.5707963267949) translate (10.398cm 7.731cm)" svg:viewBox="0 0 1778 1524" draw:points="0,0 1778,0 1778,1524 0,1524">
          <text:p/>
        </draw:polygon>
        <draw:custom-shape draw:style-name="gr6" draw:text-style-name="P7" draw:layer="layout" svg:width="1.524cm" svg:height="0.254cm" svg:x="10.398cm" svg:y="5.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524cm" svg:height="0.254cm" svg:x="10.398cm" svg:y="7.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7" draw:layer="layout" svg:x1="6.588cm" svg:y1="4.683cm" svg:x2="6.588cm" svg:y2="6.08cm">
          <text:p/>
        </draw:line>
        <draw:line draw:style-name="gr8" draw:text-style-name="P6" draw:layer="layout" svg:x1="11.16cm" svg:y1="5.953cm" svg:x2="11.16cm" svg:y2="4.683cm">
          <text:p/>
        </draw:line>
        <draw:frame draw:style-name="gr3" draw:text-style-name="P4" draw:layer="layout" svg:width="2.286cm" svg:height="0.759cm" svg:x="4.556cm" svg:y="4.81cm">
          <draw:text-box>
            <text:p><text:span text:style-name="T1">冷卻氣體入</text:span></text:p>
          </draw:text-box>
        </draw:frame>
        <draw:frame draw:style-name="gr3" draw:text-style-name="P4" draw:layer="layout" svg:width="2.286cm" svg:height="0.759cm" svg:x="9.382cm" svg:y="5.191cm">
          <draw:text-box>
            <text:p><text:span text:style-name="T1">熱氣抽出</text:span></text:p>
          </draw:text-box>
        </draw:frame>
        <draw:custom-shape draw:style-name="gr9" draw:text-style-name="P9" draw:layer="layout" svg:width="7.747cm" svg:height="0.635cm" svg:x="5.826cm" svg:y="17.891cm">
          <text:p text:style-name="P8"><text:span text:style-name="T2">熱氣</text:span></text:p>
          <draw:enhanced-geometry svg:viewBox="0 0 21600 21600" draw:type="rectangle" draw:enhanced-path="M 0 0 L 21600 0 21600 21600 0 21600 0 0 Z N"/>
        </draw:custom-shape>
        <draw:custom-shape draw:style-name="gr10" draw:text-style-name="P10" draw:layer="layout" svg:width="7.747cm" svg:height="0.635cm" svg:x="5.826cm" svg:y="17.002cm">
          <text:p text:style-name="P8"><text:span text:style-name="T2">冷氣</text:span></text:p>
          <draw:enhanced-geometry svg:viewBox="0 0 21600 21600" draw:type="rectangle" draw:enhanced-path="M 0 0 L 21600 0 21600 21600 0 21600 0 0 Z N"/>
        </draw:custom-shape>
        <draw:custom-shape draw:style-name="gr11" draw:text-style-name="P12" draw:layer="layout" svg:width="2.413cm" svg:height="3.429cm" svg:x="15.224cm" svg:y="15.986cm">
          <text:p text:style-name="P11"><text:span text:style-name="T3">冷卻系統</text:span></text:p>
          <draw:enhanced-geometry svg:viewBox="0 0 21600 21600" draw:type="rectangle" draw:enhanced-path="M 0 0 L 21600 0 21600 21600 0 21600 0 0 Z N"/>
        </draw:custom-shape>
        <draw:path draw:style-name="gr12" draw:text-style-name="P6" draw:layer="layout" svg:width="2.687cm" svg:height="2cm" svg:x="13.573cm" svg:y="18.19cm" svg:viewBox="0 0 2688 2001" svg:d="M0 2c167 18 349-48 500 71 172 135 326 328 329 558 2 190-21 384 29 572 57 214 214 391 400 501 162 97 338 165 515 229 216 78 445 89 687 28 331-82 131-324 228-500v-143-86">
          <text:p/>
        </draw:path>
        <draw:path draw:style-name="gr13" draw:text-style-name="P6" draw:layer="layout" svg:width="2.168cm" svg:height="3.002cm" draw:transform="rotate (1.5707963267949) translate (13.501cm 17.4407495662734cm)" svg:viewBox="0 0 2169 3003" svg:d="M1409 3003c170-10 349-12 500-85 176-85 166-323 200-501 37-193 70-384 58-572-15-236 8-450-115-701-102-206-268-153-400-128-205 40-368 178-558 257-149 62-310 61-458 143-155 86-367 61-515-43-194-135-95-371-100-558-5-182 5-367 58-543l28-143 14-129">
          <text:p/>
        </draw:path>
        <draw:path draw:style-name="gr14" draw:text-style-name="P6" draw:layer="layout" svg:width="0.957cm" svg:height="1.036cm" svg:x="15.718cm" svg:y="19.608cm" svg:viewBox="0 0 958 1037" svg:d="M0 1030c152-5 310 27 458-15 156-44 337-130 386-314 42-158 54-320 114-472v-143l-14-86">
          <text:p/>
        </draw:path>
        <draw:path draw:style-name="gr15" draw:text-style-name="P6" draw:layer="layout" svg:width="1.062cm" svg:height="1.316cm" draw:transform="rotate (1.6929693744345) translate (15.6034099554633cm 16.005815162094cm)" svg:viewBox="0 0 1063 1317" svg:d="M0 1311c161 20 321-14 479-27 198-18 251-200 329-335 80-138 102-301 128-460 25-152 107-291 127-444l-9-45">
          <text:p/>
        </draw:path>
        <draw:custom-shape draw:style-name="gr16" draw:text-style-name="P13" draw:layer="layout" svg:width="3.556cm" svg:height="2.286cm" svg:x="4.048cm" svg:y="19.796cm">
          <text:p text:style-name="P11"><text:span text:style-name="T3">電池模塊</text:span><text:span text:style-name="T3">1</text:span></text:p>
          <draw:enhanced-geometry svg:viewBox="0 0 21600 21600" draw:type="rectangle" draw:enhanced-path="M 0 0 L 21600 0 21600 21600 0 21600 0 0 Z N"/>
        </draw:custom-shape>
        <draw:path draw:style-name="gr17" draw:text-style-name="P6" draw:layer="layout" svg:width="1.58cm" svg:height="0.931cm" draw:transform="rotate (1.3243558364133) translate (6.18130965630036cm 19.8225685726444cm)" svg:viewBox="0 0 1581 932" svg:d="M0 6c261-39 581 117 574 443-5 224 155 543 455 474l226-15 262-45 64 4">
          <text:p/>
        </draw:path>
        <draw:path draw:style-name="gr18" draw:text-style-name="P6" draw:layer="layout" svg:width="3.684cm" svg:height="1.812cm" draw:transform="rotate (1.5707963267949) translate (5.03534842446781cm 19.885cm)" svg:viewBox="0 0 3685 1813" svg:d="M2829 1803c189-64 515 172 529-244 9-267 252-475 306-733 47-228 47-548-326-631-279-62-521-74-773-142-239-65-505-95-733 61-189 129-443 81-672 81-238-1-462-141-692-20l-224 41-244-61v-21">
          <text:p/>
        </draw:path>
        <draw:path draw:style-name="gr14" draw:text-style-name="P6" draw:layer="layout" svg:width="0.957cm" svg:height="1.036cm" svg:x="6.773cm" svg:y="18.653cm" svg:viewBox="0 0 958 1037" svg:d="M0 1030c152-5 310 27 458-15 156-44 337-130 386-314 42-158 54-320 114-472v-143l-14-86">
          <text:p/>
        </draw:path>
        <draw:path draw:style-name="gr15" draw:text-style-name="P6" draw:layer="layout" svg:width="0.614cm" svg:height="0.931cm" draw:transform="skewX (0.0518362787842316) rotate (1.72106917539161) translate (5.79025242223586cm 16.4703241398324cm)" svg:viewBox="0 0 615 932" svg:d="M0 928c93 14 186-10 277-20 115-12 146-141 191-236 46-98 59-213 74-326 14-107 62-206 73-314l-5-32">
          <text:p/>
        </draw:path>
        <draw:custom-shape draw:style-name="gr19" draw:text-style-name="P13" draw:layer="layout" svg:width="3.429cm" svg:height="2.667cm" svg:x="9.255cm" svg:y="19.796cm">
          <text:p text:style-name="P11"><text:span text:style-name="T3">電池模塊</text:span><text:span text:style-name="T3">2</text:span></text:p>
          <draw:enhanced-geometry svg:viewBox="0 0 21600 21600" draw:type="rectangle" draw:enhanced-path="M 0 0 L 21600 0 21600 21600 0 21600 0 0 Z N"/>
        </draw:custom-shape>
        <draw:path draw:style-name="gr17" draw:text-style-name="P6" draw:layer="layout" svg:width="1.58cm" svg:height="0.931cm" draw:transform="rotate (1.3243558364133) translate (11.2813096563004cm 19.7945685726444cm)" svg:viewBox="0 0 1581 932" svg:d="M0 6c261-39 581 117 574 443-5 224 155 543 455 474l226-15 262-45 64 4">
          <text:p/>
        </draw:path>
        <draw:path draw:style-name="gr14" draw:text-style-name="P6" draw:layer="layout" svg:width="0.957cm" svg:height="1.036cm" svg:x="11.853cm" svg:y="18.632cm" svg:viewBox="0 0 958 1037" svg:d="M0 1030c152-5 310 27 458-15 156-44 337-130 386-314 42-158 54-320 114-472v-143l-14-86">
          <text:p/>
        </draw:path>
        <draw:path draw:style-name="gr20" draw:text-style-name="P6" draw:layer="layout" svg:width="7.746cm" svg:height="7.779cm" draw:transform="rotate (1.5707963267949) translate (2.86565253961519cm 22.8854061237516cm)" svg:viewBox="0 0 7747 7780" svg:d="M5870 4847c272-22 536-9 814-61 280-51 566-115 773-305 232-213 285-539 285-834 0-292 25-588-40-875-89-397-342-731-448-1120-100-369-379-618-570-936-178-298-543-408-855-529-256-98-518-211-814-183-297 28-595 45-895 81-270 34-542 28-815 20-270-7-543 6-814 0-347-6-694 20-1038 61-280 34-543 141-793 265-275 139-474 408-591 692-112 274-52 569-61 855-8 277-4 557 0 834 5 346-40 697 41 1038 68 281 136 562 244 835 114 287 331 608 672 610 259 2 467-169 712-224 223-50 445-102 672-101 254 1 573-129 753 142 167 249 411 414 631 611 269 241 303 582 305 895 2 254 83 482 102 733 21 271-260 502-509 407h-224-244-183">
          <text:p/>
        </draw:path>
        <draw:path draw:style-name="gr15" draw:text-style-name="P6" draw:layer="layout" svg:width="0.614cm" svg:height="0.931cm" draw:transform="skewX (0.0518362787842316) rotate (1.72106917539161) translate (6.67925242223586cm 15.4543241398324cm)" svg:viewBox="0 0 615 932" svg:d="M0 928c93 14 186-10 277-20 115-12 146-141 191-236 46-98 59-213 74-326 14-107 62-206 73-314l-5-32">
          <text:p/>
        </draw:path>
        <draw:custom-shape draw:style-name="gr21" draw:text-style-name="P15" draw:layer="layout" svg:width="1.905cm" svg:height="0.762cm" svg:x="5.699cm" svg:y="19.796cm">
          <text:p text:style-name="P14"><text:span text:style-name="T4">抽氣系統</text:span></text:p>
          <draw:enhanced-geometry svg:viewBox="0 0 21600 21600" draw:type="rectangle" draw:enhanced-path="M 0 0 L 21600 0 21600 21600 0 21600 0 0 Z N"/>
        </draw:custom-shape>
        <draw:custom-shape draw:style-name="gr21" draw:text-style-name="P15" draw:layer="layout" svg:width="1.905cm" svg:height="0.762cm" svg:x="10.779cm" svg:y="19.796cm">
          <text:p text:style-name="P14"><text:span text:style-name="T4">抽氣系統</text:span></text:p>
          <draw:enhanced-geometry svg:viewBox="0 0 21600 21600" draw:type="rectangle" draw:enhanced-path="M 0 0 L 21600 0 21600 21600 0 21600 0 0 Z N"/>
        </draw:custom-shape>
      </draw:page>
      <draw:page draw:name="page2" draw:style-name="dp1" draw:master-page-name="Default">
        <draw:custom-shape draw:style-name="gr22" draw:text-style-name="P16" draw:layer="layout" svg:width="4.191cm" svg:height="4.064cm" svg:x="3.667cm" svg:y="19.7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draw:layer="layout" svg:width="7.747cm" svg:height="0.635cm" svg:x="5.787cm" svg:y="17.874cm">
          <text:p text:style-name="P8"><text:span text:style-name="T2">熱液體</text:span></text:p>
          <draw:enhanced-geometry svg:viewBox="0 0 21600 21600" draw:type="rectangle" draw:enhanced-path="M 0 0 L 21600 0 21600 21600 0 21600 0 0 Z N"/>
        </draw:custom-shape>
        <draw:custom-shape draw:style-name="gr10" draw:text-style-name="P10" draw:layer="layout" svg:width="7.747cm" svg:height="0.635cm" svg:x="5.787cm" svg:y="16.985cm">
          <text:p text:style-name="P8"><text:span text:style-name="T2">冷液體</text:span></text:p>
          <draw:enhanced-geometry svg:viewBox="0 0 21600 21600" draw:type="rectangle" draw:enhanced-path="M 0 0 L 21600 0 21600 21600 0 21600 0 0 Z N"/>
        </draw:custom-shape>
        <draw:custom-shape draw:style-name="gr11" draw:text-style-name="P12" draw:layer="layout" svg:width="2.413cm" svg:height="3.429cm" svg:x="15.185cm" svg:y="15.969cm">
          <text:p text:style-name="P11"><text:span text:style-name="T3">冷卻系統</text:span></text:p>
          <draw:enhanced-geometry svg:viewBox="0 0 21600 21600" draw:type="rectangle" draw:enhanced-path="M 0 0 L 21600 0 21600 21600 0 21600 0 0 Z N"/>
        </draw:custom-shape>
        <draw:path draw:style-name="gr12" draw:text-style-name="P6" draw:layer="layout" svg:width="2.687cm" svg:height="2cm" svg:x="13.534cm" svg:y="18.173cm" svg:viewBox="0 0 2688 2001" svg:d="M0 2c167 18 349-48 500 71 172 135 326 328 329 558 2 190-21 384 29 572 57 214 214 391 400 501 162 97 338 165 515 229 216 78 445 89 687 28 331-82 131-324 228-500v-143-86">
          <text:p/>
        </draw:path>
        <draw:path draw:style-name="gr13" draw:text-style-name="P6" draw:layer="layout" svg:width="2.168cm" svg:height="3.002cm" draw:transform="rotate (1.5707963267949) translate (13.462cm 17.4237495662734cm)" svg:viewBox="0 0 2169 3003" svg:d="M1409 3003c170-10 349-12 500-85 176-85 166-323 200-501 37-193 70-384 58-572-15-236 8-450-115-701-102-206-268-153-400-128-205 40-368 178-558 257-149 62-310 61-458 143-155 86-367 61-515-43-194-135-95-371-100-558-5-182 5-367 58-543l28-143 14-129">
          <text:p/>
        </draw:path>
        <draw:path draw:style-name="gr14" draw:text-style-name="P6" draw:layer="layout" svg:width="0.957cm" svg:height="1.036cm" svg:x="15.679cm" svg:y="19.591cm" svg:viewBox="0 0 958 1037" svg:d="M0 1030c152-5 310 27 458-15 156-44 337-130 386-314 42-158 54-320 114-472v-143l-14-86">
          <text:p/>
        </draw:path>
        <draw:path draw:style-name="gr15" draw:text-style-name="P6" draw:layer="layout" svg:width="1.062cm" svg:height="1.316cm" draw:transform="rotate (1.6929693744345) translate (15.5644099554633cm 15.988815162094cm)" svg:viewBox="0 0 1063 1317" svg:d="M0 1311c161 20 321-14 479-27 198-18 251-200 329-335 80-138 102-301 128-460 25-152 107-291 127-444l-9-45">
          <text:p/>
        </draw:path>
        <draw:path draw:style-name="gr17" draw:text-style-name="P6" draw:layer="layout" svg:width="1.58cm" svg:height="0.931cm" draw:transform="rotate (1.3243558364133) translate (6.14230965630036cm 19.8055685726444cm)" svg:viewBox="0 0 1581 932" svg:d="M0 6c261-39 581 117 574 443-5 224 155 543 455 474l226-15 262-45 64 4">
          <text:p/>
        </draw:path>
        <draw:path draw:style-name="gr18" draw:text-style-name="P6" draw:layer="layout" svg:width="3.684cm" svg:height="1.812cm" draw:transform="rotate (1.5707963267949) translate (4.99634842446781cm 19.868cm)" svg:viewBox="0 0 3685 1813" svg:d="M2829 1803c189-64 515 172 529-244 9-267 252-475 306-733 47-228 47-548-326-631-279-62-521-74-773-142-239-65-505-95-733 61-189 129-443 81-672 81-238-1-462-141-692-20l-224 41-244-61v-21">
          <text:p/>
        </draw:path>
        <draw:path draw:style-name="gr14" draw:text-style-name="P6" draw:layer="layout" svg:width="0.957cm" svg:height="1.036cm" svg:x="6.734cm" svg:y="18.636cm" svg:viewBox="0 0 958 1037" svg:d="M0 1030c152-5 310 27 458-15 156-44 337-130 386-314 42-158 54-320 114-472v-143l-14-86">
          <text:p/>
        </draw:path>
        <draw:path draw:style-name="gr15" draw:text-style-name="P6" draw:layer="layout" svg:width="0.614cm" svg:height="0.931cm" draw:transform="skewX (0.0518362787842316) rotate (1.72106917539161) translate (5.75125242223586cm 16.4533241398324cm)" svg:viewBox="0 0 615 932" svg:d="M0 928c93 14 186-10 277-20 115-12 146-141 191-236 46-98 59-213 74-326 14-107 62-206 73-314l-5-32">
          <text:p/>
        </draw:path>
        <draw:path draw:style-name="gr17" draw:text-style-name="P6" draw:layer="layout" svg:width="1.58cm" svg:height="0.931cm" draw:transform="rotate (1.3243558364133) translate (11.2423096563004cm 19.7775685726444cm)" svg:viewBox="0 0 1581 932" svg:d="M0 6c261-39 581 117 574 443-5 224 155 543 455 474l226-15 262-45 64 4">
          <text:p/>
        </draw:path>
        <draw:path draw:style-name="gr14" draw:text-style-name="P6" draw:layer="layout" svg:width="0.957cm" svg:height="1.036cm" svg:x="11.814cm" svg:y="18.615cm" svg:viewBox="0 0 958 1037" svg:d="M0 1030c152-5 310 27 458-15 156-44 337-130 386-314 42-158 54-320 114-472v-143l-14-86">
          <text:p/>
        </draw:path>
        <draw:path draw:style-name="gr15" draw:text-style-name="P6" draw:layer="layout" svg:width="0.614cm" svg:height="0.931cm" draw:transform="skewX (0.0518362787842315) rotate (1.72106917539161) translate (6.64025242223586cm 15.4373241398324cm)" svg:viewBox="0 0 615 932" svg:d="M0 928c93 14 186-10 277-20 115-12 146-141 191-236 46-98 59-213 74-326 14-107 62-206 73-314l-5-32">
          <text:p/>
        </draw:path>
        <draw:custom-shape draw:style-name="gr23" draw:text-style-name="P15" draw:layer="layout" svg:width="3.517cm" svg:height="0.779cm" svg:x="4.302cm" svg:y="26.019cm">
          <text:p text:style-name="P14"><text:span text:style-name="T4">散熱金屬腔</text:span></text:p>
          <draw:enhanced-geometry svg:viewBox="0 0 21600 21600" draw:type="rectangle" draw:enhanced-path="M 0 0 L 21600 0 21600 21600 0 21600 0 0 Z N"/>
        </draw:custom-shape>
        <draw:custom-shape draw:style-name="gr24" draw:text-style-name="P18" draw:layer="layout" svg:width="3.302cm" svg:height="3.302cm" svg:x="4.048cm" svg:y="20.177cm">
          <text:p text:style-name="P17"><text:span text:style-name="T3">電池模塊</text:span><text:span text:style-name="T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6" draw:layer="layout" svg:x1="6.588cm" svg:y1="26.146cm" svg:x2="6.08cm" svg:y2="23.86cm">
          <text:p/>
        </draw:line>
        <draw:custom-shape draw:style-name="gr22" draw:text-style-name="P16" draw:layer="layout" svg:width="4.191cm" svg:height="4.064cm" svg:x="8.874cm" svg:y="19.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5" draw:layer="layout" svg:width="3.517cm" svg:height="0.779cm" svg:x="9.509cm" svg:y="26.002cm">
          <text:p text:style-name="P14"><text:span text:style-name="T4">散熱金屬腔</text:span></text:p>
          <draw:enhanced-geometry svg:viewBox="0 0 21600 21600" draw:type="rectangle" draw:enhanced-path="M 0 0 L 21600 0 21600 21600 0 21600 0 0 Z N"/>
        </draw:custom-shape>
        <draw:custom-shape draw:style-name="gr26" draw:text-style-name="P19" draw:layer="layout" svg:width="3.302cm" svg:height="3.302cm" svg:x="9.255cm" svg:y="20.16cm">
          <text:p text:style-name="P17"><text:span text:style-name="T3">電池模塊</text:span><text:span text:style-name="T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6" draw:layer="layout" svg:x1="11.795cm" svg:y1="26.129cm" svg:x2="11.287cm" svg:y2="23.843cm">
          <text:p/>
        </draw:line>
        <draw:path draw:style-name="gr20" draw:text-style-name="P6" draw:layer="layout" svg:width="12.179cm" svg:height="10.646cm" draw:transform="skewX (5.74507866084509E-017) rotate (2.08619205490882) translate (4.02294851890744cm 29.6534981062467cm)" svg:viewBox="0 0 12180 10647" svg:d="M8907 9919c266 43 545-37 798 77 277 125 546-71 830-20 267 47 551-97 701-329 126-195 255-387 359-592 137-274 330-515 381-837 55-353 233-698 200-1055-33-346-25-692-148-1020-104-277-182-581-387-804-172-187-304-402-451-607-142-198-310-374-502-518-191-142-339-324-532-465-192-141-345-331-512-501-165-167-313-365-522-482-236-134-458-293-678-455-202-148-436-255-605-459-148-178-388-252-592-359-278-146-576-251-885-337-256-72-479-231-740-303-256-71-536-126-741-303-179-154-379-265-582-375-248-135-542-79-814-135-275-57-563-37-845-34-351 4-656 201-966 343-256 117-473 297-690 474-196 159-336 384-442 615-107 234-183 486-212 745s-80 517-67 781c12 262 108 531-50 790-163 267-15 620-156 894-137 266-6 540 172 729 209 222 488 325 731 485 210 138 465 214 645 388 182 177 359 346 558 503 186 148 401 267 649 298 248 32 509 11 743 93 241 86 491 107 698 255 213 154 467 189 696 300 215 105 428 210 629 334 252 155 265 483 447 698 230 271 136 640-2 911-120 235-133 506-310 713l-173 182-225 107-118 3">
          <text:p/>
        </draw:path>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28T20:20:21.134446890</meta:creation-date>
    <dc:date>2022-12-29T10:08:05.728595613</dc:date>
    <meta:editing-duration>PT50M58S</meta:editing-duration>
    <meta:editing-cycles>24</meta:editing-cycles>
    <meta:generator>LibreOffice/6.4.7.2$Linux_X86_64 LibreOffice_project/40$Build-2</meta:generator>
    <meta:document-statistic meta:object-count="62"/>
  </office:meta>
</office:document-meta>
</file>